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T1" style:family="text">
      <style:text-properties fo:font-variant="normal" fo:text-transform="none" fo:color="#d1d5db" loext:opacity="100%" style:font-name="S hne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text:span text:style-name="T1">Alto, Bajo, Guapo, Feo, Fuerte, Débil, Inteligente, Tonto, Valiente, Cobarde, Rápido, Lento, Joven, Viejo, Delgado, Gordo, Amable, Grosero, Alegre, Triste, Activo, Perezoso, Serio, Gracioso, Rico, Pobre, Sano, Enfermo, Formal, Informal, Cortés, Descortés, Hermoso, Feo, Moderno, Antiguo, Limpio, Sucio, Amoroso, Odioso, Ruidoso, Silencioso, Caro, Barato, Seguro, Peligroso, Abierto, Cerrado, Fácil, Difícil, Contento, Descontento, Sabio, Necio, Moderno, Antiguo, Amoroso, Odioso, Ruidoso, Silencioso, Caro, Barato, Seguro, Peligroso, Abierto, Cerrado, Fácil, Difícil, Contento, Descontento, Sabio, Necio, Agradable, Desagradable, Correcto, Incorrecto, Nuevo, Usado, Interesante, Aburrido, Sincero, Falso, Limpio, Sucio, Claro, Oscuro, Feliz, Triste, Sencillo, Complicado, Importante, Insignificante, Breve, Largo, Simple, Complejo, Útil, Inútil, Positivo, Negativ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19:38:04.796808395</meta:creation-date>
    <dc:date>2023-12-10T19:38:28.164411900</dc:date>
    <meta:editing-duration>PT24S</meta:editing-duration>
    <meta:editing-cycles>1</meta:editing-cycles>
    <meta:document-statistic meta:table-count="0" meta:image-count="0" meta:object-count="0" meta:page-count="1" meta:paragraph-count="1" meta:word-count="100" meta:character-count="865" meta:non-whitespace-character-count="765"/>
    <meta:generator>LibreOffice/7.3.7.2$Linux_X86_64 LibreOffice_project/30$Build-2</meta:generator>
  </office:meta>
</office:document-meta>
</file>